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 style:page-number="1"/>
    </style:style>
    <style:style style:name="P3" style:family="paragraph" style:parent-style-name="Standard">
      <style:paragraph-properties fo:margin-top="0.1665in" fo:margin-bottom="0in" loext:contextual-spacing="false" fo:line-height="100%" fo:text-align="justify" style:justify-single-word="false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T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en.wikipedia.org/wiki/Systems_development_life_cycle" text:style-name="ListLabel_20_10" text:visited-style-name="ListLabel_20_10"><text:span text:style-name="T1">SDLC</text:span></text:a><text:span text:style-name="T2"> - це життєвий цикл розробки ПЗ.</text:span></text:p>
      <text:p text:style-name="P3"><text:span text:style-name="T2">Зазвичай, виділяють 6 чи 7 етапів SDLC, наприклад: ідея, аналіз вимог, дизайн, розробка, тестування, розгортання, підтримка. При чому, як я розумію, скільки джерел, стільки варіацій етапів. Але основне спільне те, що ці етапи завжди йдуть саме в такому порядку і ніяк інакше, незалежно від моделі.</text:span></text:p>
      <text:p text:style-name="P1"><text:span text:style-name="T2">А загальноприйнятих моделей SDLC існує 6:</text:span></text:p>
      <text:list xml:id="list1566753046" text:style-name="WWNum1">
        <text:list-item>
          <text:p text:style-name="P4"><text:span text:style-name="T2">Waterfall - один послідовний конвеєр;</text:span></text:p>
        </text:list-item>
        <text:list-item>
          <text:p text:style-name="P5"><text:span text:style-name="T2">V-подібна - той сами waterfall, але розробка розбивається на декілька етапів, після яких йде тестування;</text:span></text:p>
        </text:list-item>
        <text:list-item>
          <text:p text:style-name="P5"><text:span text:style-name="T2">Ітеративна - замкнутий цикл, додає деякої гнучкості, так як дозволяє почати з неповністю готовими вимогами, розробити, та протестувати ПЗ. Після чого уточнити або додати вимоги і повернутись до розробки. Проте існує вірогідність застрягти в ітераціях і так і не випустити готове ПЗ;</text:span></text:p>
        </text:list-item>
        <text:list-item>
          <text:p text:style-name="P5"><text:span text:style-name="T2">Спіральна - еволюція ітеративної моделі де кожна ітерація завершується розгорткою прототипу ПЗ. Проте ітерації все ще досить довгі, в канонічному варіанті їх всього 4;</text:span></text:p>
        </text:list-item>
        <text:list-item>
          <text:p text:style-name="P5"><text:span text:style-name="T2">Big Bang - модель, що зазвичай застосовується на дуже маленьких проектах, коли більшість ресурсів приділяється саме розробці ПЗ, у випадках коли клієнт сам не знає точно, що йому потрібно. Зазвичай не працює на хоч трошки серйозних та масштабних проектах;</text:span></text:p>
        </text:list-item>
        <text:list-item>
          <text:p text:style-name="P5"><text:span text:style-name="T2"><text:s/>Agile - модель, що є максимально гнучкою завдяки тому, що бере цикл з усіх етапів waterfall, але поміщає їх в короткі проміжки часу - спрінти, що, в канонічному випадку, тримають два тижні. Завдяки чому перші роботоздатні протипи ПЗ з’являються дуже швидко, існує можливість досить швидко виявити якісь принципові недоліки і так само швидко їх виправити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244" meta:character-count="1580" meta:non-whitespace-character-count="1350"/>
    <meta:generator>LibreOfficeDev/6.0.5.2$Linux_X86_64 LibreOffice_project/</meta:generator>
  </office:meta>
</office:document-meta>
</file>